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1: What did you find? Which borough is the most expensive? Any other interesting trends?</text:p>
      <text:p text:style-name="Standard"/>
      <text:p text:style-name="Standard">From the descriptive statistics, the average ratio of 2018 average price to 1998 average price overall is almost 4.5, with a median ratio of 4.36 and a standard deviation of 0.70. The smallest ratio is 2.83, about 2 standard deviations below the median, and the largest is 6.20, just over 2 standard deviations above the mean. This means that the average house prices in most boroughs increased by 4 or 5 times from 1998 to 2018, while the top 10 saw housing prices rise by 6 times and the lower 10 saw housing prices rise by just under 3 to 4 times.</text:p>
      <text:p text:style-name="Standard"/>
      <text:p text:style-name="Standard">Hackney saw the highest increase, with 2018 average prices 6.2 times higher than 1998 average prices.</text:p>
      <text:p text:style-name="Standard"/>
      <text:p text:style-name="Standard">Question 2: How did you arrive at your conclusion?</text:p>
      <text:p text:style-name="Standard"/>
      <text:p text:style-name="Standard">I used the describe method to find the descriptive statistics.</text:p>
      <text:p text:style-name="Standard"/>
      <text:p text:style-name="Standard">Question 3: What were the main challenges you encountered? How did you overcome them? What could you not overcome?</text:p>
      <text:p text:style-name="Standard"/>
      <text:p text:style-name="Standard">My main challenges were finding the averages for each year. Using the groupby helped.</text:p>
      <text:p text:style-name="Standard"/>
      <text:p text:style-name="Standard">Question 4: Is there anything you’d like to investigate deeper?</text:p>
      <text:p text:style-name="Standard"/>
      <text:p text:style-name="Standard">I would like to find out other information about the boroughs such as demographics, white-collar and blue-collar jobs, and median household inco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9" meta:word-count="218" meta:character-count="1269" meta:non-whitespace-character-count="1060"/>
    <meta:generator>LibreOfficeDev/6.0.5.2$Linux_X86_64 LibreOffice_project/</meta:generator>
  </office:meta>
</office:document-meta>
</file>